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text-properties style:font-name="Times new roman" fo:font-size="16pt" officeooo:rsid="00146b1b" officeooo:paragraph-rsid="00146b1b" style:font-size-asian="16pt" style:font-size-complex="16pt"/>
    </style:style>
    <style:style style:name="P3" style:family="paragraph" style:parent-style-name="Standard">
      <style:text-properties style:font-name="Times new roman" fo:font-size="16pt" officeooo:rsid="00146b1b" officeooo:paragraph-rsid="00155b1e" style:font-size-asian="16pt" style:font-size-complex="16pt"/>
    </style:style>
    <style:style style:name="P4" style:family="paragraph" style:parent-style-name="Standard">
      <style:text-properties style:font-name="Times new roman" fo:font-size="16pt" officeooo:rsid="00155b1e" officeooo:paragraph-rsid="00155b1e" style:font-size-asian="16pt" style:font-size-complex="16pt"/>
    </style:style>
    <style:style style:name="P5" style:family="paragraph" style:parent-style-name="Standard">
      <style:text-properties style:font-name="Times new roman" fo:font-size="16pt" officeooo:rsid="001729cd" officeooo:paragraph-rsid="001729cd" style:font-size-asian="16pt" style:font-size-complex="16pt"/>
    </style:style>
    <style:style style:name="P6" style:family="paragraph" style:parent-style-name="Standard">
      <style:text-properties style:font-name="Times new roman" fo:font-size="16pt" officeooo:rsid="0017c998" officeooo:paragraph-rsid="0017c998" style:font-size-asian="16pt" style:font-size-complex="16pt"/>
    </style:style>
    <style:style style:name="P7" style:family="paragraph" style:parent-style-name="Standard">
      <style:text-properties style:font-name="Times new roman" fo:font-size="16pt" officeooo:rsid="0017c998" officeooo:paragraph-rsid="0019c112" style:font-size-asian="16pt" style:font-size-complex="16pt"/>
    </style:style>
    <style:style style:name="P8" style:family="paragraph" style:parent-style-name="Standard">
      <style:text-properties style:font-name="Times new roman" fo:font-size="16pt" officeooo:rsid="0019c112" officeooo:paragraph-rsid="0019c112" style:font-size-asian="16pt" style:font-size-complex="16pt"/>
    </style:style>
    <style:style style:name="P9" style:family="paragraph" style:parent-style-name="Standard">
      <style:text-properties style:font-name="Times new roman" fo:font-size="16pt" officeooo:rsid="0019c112" officeooo:paragraph-rsid="0019d929" style:font-size-asian="16pt" style:font-size-complex="16pt"/>
    </style:style>
    <style:style style:name="P10" style:family="paragraph" style:parent-style-name="Standard">
      <style:text-properties style:font-name="Times new roman" fo:font-size="16pt" officeooo:rsid="0019d929" officeooo:paragraph-rsid="0019d929" style:font-size-asian="16pt" style:font-size-complex="16pt"/>
    </style:style>
    <style:style style:name="P11" style:family="paragraph" style:parent-style-name="Standard">
      <style:text-properties style:font-name="Times new roman" fo:font-size="16pt" officeooo:rsid="001a142c" officeooo:paragraph-rsid="001a142c" style:font-size-asian="16pt" style:font-size-complex="16pt"/>
    </style:style>
    <style:style style:name="P12" style:family="paragraph" style:parent-style-name="Standard">
      <style:text-properties officeooo:rsid="00155b1e" officeooo:paragraph-rsid="00155b1e"/>
    </style:style>
    <style:style style:name="P13" style:family="paragraph" style:parent-style-name="Standard">
      <style:text-properties fo:font-size="16pt" officeooo:paragraph-rsid="00146b1b" style:font-size-asian="16pt" style:font-size-complex="16pt"/>
    </style:style>
    <style:style style:name="P14" style:family="paragraph" style:parent-style-name="Standard">
      <style:text-properties officeooo:paragraph-rsid="00146b1b"/>
    </style:style>
    <style:style style:name="T1" style:family="text">
      <style:text-properties officeooo:rsid="00146b1b"/>
    </style:style>
    <style:style style:name="T2" style:family="text">
      <style:text-properties officeooo:rsid="00155b1e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style:font-name="Times new roman" fo:font-size="16pt" officeooo:rsid="00155b1e" style:font-size-asian="16pt" style:font-size-complex="16pt"/>
    </style:style>
    <style:style style:name="T5" style:family="text">
      <style:text-properties officeooo:rsid="001729cd"/>
    </style:style>
    <style:style style:name="T6" style:family="text">
      <style:text-properties officeooo:rsid="0019c112"/>
    </style:style>
    <style:style style:name="T7" style:family="text">
      <style:text-properties officeooo:rsid="001bb9fe"/>
    </style:style>
    <style:style style:name="T8" style:family="text">
      <style:text-properties officeooo:rsid="001d3a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cm" fo:text-indent="-0.635cm" fo:margin-left="1.5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7cm" fo:text-indent="-0.635cm" fo:margin-left="2.1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2cm" fo:text-indent="-0.635cm" fo:margin-left="2.8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57cm" fo:text-indent="-0.635cm" fo:margin-left="3.4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92cm" fo:text-indent="-0.635cm" fo:margin-left="4.0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27cm" fo:text-indent="-0.635cm" fo:margin-left="4.7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97cm" fo:text-indent="-0.635cm" fo:margin-left="5.9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67cm" fo:text-indent="-0.635cm" fo:margin-left="7.26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4cm" fo:text-indent="-0.635cm" fo:margin-left="1.8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9cm" fo:text-indent="-0.635cm" fo:margin-left="2.4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4cm" fo:text-indent="-0.635cm" fo:margin-left="3.0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9cm" fo:text-indent="-0.635cm" fo:margin-left="3.7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4cm" fo:text-indent="-0.635cm" fo:margin-left="4.3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9cm" fo:text-indent="-0.635cm" fo:margin-left="4.9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4cm" fo:text-indent="-0.635cm" fo:margin-left="5.6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69cm" fo:text-indent="-0.635cm" fo:margin-left="6.2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4cm" fo:text-indent="-0.635cm" fo:margin-left="6.9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39cm" fo:text-indent="-0.635cm" fo:margin-left="7.53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Test plan document</text:span></text:p>
      <text:p text:style-name="P1"/>
      <text:p text:style-name="P2">1. test plan ID : TYC003</text:p>
      <text:p text:style-name="P2"/>
      <text:p text:style-name="P2"/>
      <text:p text:style-name="P2">2. Introduction:</text:p>
      <text:p text:style-name="P8">in this doc, we rea goin to develop strategic test plan fr craftsvilla.com</text:p>
      <text:p text:style-name="P9"/>
      <text:p text:style-name="P9">in this plan road map has to be drawn abt hw the test is conducted</text:p>
      <text:p text:style-name="P10"/>
      <text:p text:style-name="P10">this is e-commerce project wer in we have B-C concept wer the manufactureres goin to deal wit end users </text:p>
      <text:p text:style-name="P2"/>
      <text:p text:style-name="P11">login to app</text:p>
      <text:p text:style-name="P11"/>
      <text:p text:style-name="P2"/>
      <text:p text:style-name="P2">3. Test Items:</text:p>
      <text:p text:style-name="P2">1. Authentication.</text:p>
      <text:p text:style-name="P4">2. <text:span text:style-name="T1"><text:s/></text:span>HomeScreen</text:p>
      <text:p text:style-name="P3"><text:span text:style-name="T2">3. </text:span>Search </text:p>
      <text:p text:style-name="P2"><text:span text:style-name="T2">4</text:span>. Shopping Cart</text:p>
      <text:p text:style-name="P2"><text:span text:style-name="T2">5</text:span>. <text:span text:style-name="T2">Preferences (Sort &amp; Filter)</text:span></text:p>
      <text:p text:style-name="P2"><text:span text:style-name="T2">6</text:span>. Track Order</text:p>
      <text:p text:style-name="P3"><text:span text:style-name="T2">7</text:span>. Checkout Procedure <text:span text:style-name="T2">(Payment )</text:span></text:p>
      <text:p text:style-name="P2"><text:span text:style-name="T2">8</text:span>. Social media Links.</text:p>
      <text:p text:style-name="P3"><text:span text:style-name="T2">9</text:span>.<text:span text:style-name="T2">Support</text:span></text:p>
      <text:p text:style-name="P3"><text:span text:style-name="T2">10. <text:s/>App Download</text:span></text:p>
      <text:p text:style-name="P2"/>
      <text:p text:style-name="P2"/>
      <text:p text:style-name="P2">4. References</text:p>
      <text:p text:style-name="P13">Requirement Specifications<text:line-break/> <text:s/><text:span text:style-name="T2">Use Cases.</text:span></text:p>
      <text:p text:style-name="P2"/>
      <text:p text:style-name="P2">5. Features to be tested</text:p>
      <text:p text:style-name="P2"><text:s text:c="4"/><text:span text:style-name="T2">Main Menu</text:span></text:p>
      <text:p text:style-name="P4"><text:s text:c="3"/>Authentication system</text:p>
      <text:p text:style-name="P4"><text:s/><text:span text:style-name="T5">registration</text:span></text:p>
      <text:p text:style-name="P4"/>
      <text:p text:style-name="P4"><text:s text:c="3"/></text:p>
      <text:p text:style-name="P2"><text:soft-page-break/></text:p>
      <text:p text:style-name="P2"/>
      <text:p text:style-name="P2">6. features not to be tested</text:p>
      <text:p text:style-name="P14"><text:span text:style-name="T4"><text:s text:c="2"/></text:span></text:p>
      <text:p text:style-name="P12"><text:span text:style-name="T4">t</text:span><text:span text:style-name="T3">rack order(under dev)</text:span></text:p>
      <text:p text:style-name="P4"><text:s/>registration <text:span text:style-name="T5">load: perfrmnc, stress, load, coz we need tool like load runner, j meter</text:span> </text:p>
      <text:p text:style-name="P5">image comparision cnt be automated</text:p>
      <text:p text:style-name="P2"/>
      <text:p text:style-name="P2">7. entry criteria</text:p>
      <text:p text:style-name="P5">all test cases r ready</text:p>
      <text:p text:style-name="P5">test data ready</text:p>
      <text:p text:style-name="P11">valid google account, valid face book accnt, <text:span text:style-name="T8">net </text:span>banking <text:span text:style-name="T7">credentials, card dredentials</text:span></text:p>
      <text:p text:style-name="P5">neterwrk is stable</text:p>
      <text:p text:style-name="P5">build is stable</text:p>
      <text:p text:style-name="P5"/>
      <text:p text:style-name="P2"/>
      <text:p text:style-name="P2"/>
      <text:p text:style-name="P2">8. Exit criteria</text:p>
      <text:p text:style-name="P5">al test cases are executed</text:p>
      <text:p text:style-name="P5">critical major features are wrking</text:p>
      <text:p text:style-name="P5">less minor bugs</text:p>
      <text:p text:style-name="P5"/>
      <text:p text:style-name="P2"/>
      <text:p text:style-name="P2">9. suspension criteria</text:p>
      <text:p text:style-name="P5">test data nt ready(un pwd, credit card credential, debit, )</text:p>
      <text:p text:style-name="P5">critical bugs are mor</text:p>
      <text:p text:style-name="P5"/>
      <text:p text:style-name="P2"/>
      <text:p text:style-name="P2">10. Roles and responsibility</text:p>
      <text:p text:style-name="P5">system study</text:p>
      <text:p text:style-name="P5">write tc</text:p>
      <text:p text:style-name="P5">review tc</text:p>
      <text:p text:style-name="P5">prepar traceability matrix</text:p>
      <text:p text:style-name="P5">execute tc</text:p>
      <text:p text:style-name="P5">prepare report</text:p>
      <text:p text:style-name="P5"/>
      <text:p text:style-name="P5"/>
      <text:p text:style-name="P2"><text:soft-page-break/></text:p>
      <text:p text:style-name="P2">11. Type of Testing</text:p>
      <text:p text:style-name="P5">smoke</text:p>
      <text:p text:style-name="P5">functional</text:p>
      <text:p text:style-name="P5">integration</text:p>
      <text:p text:style-name="P5">system</text:p>
      <text:p text:style-name="P5">regretion</text:p>
      <text:p text:style-name="P5">compatibility</text:p>
      <text:p text:style-name="P5">useability</text:p>
      <text:p text:style-name="P2"/>
      <text:p text:style-name="P2">12. training</text:p>
      <text:p text:style-name="P5">business kt</text:p>
      <text:p text:style-name="P5">application kt</text:p>
      <text:p text:style-name="P2"/>
      <text:p text:style-name="P2">13. Risks</text:p>
      <text:p text:style-name="P6">true performance of app may may nt be known until release to production</text:p>
      <text:p text:style-name="P6">any downtime of test systen will impact test cycle.(server down, netwrk issues)</text:p>
      <text:p text:style-name="P2"/>
      <text:p text:style-name="P2">14. Test Environment</text:p>
      <text:p text:style-name="P6">hardware req:: db sever, 200gb hdd, 4gb ram, intelpentium icore4</text:p>
      <text:p text:style-name="P6">s/w req:: linux, windows 10, <text:s/></text:p>
      <text:p text:style-name="P7">tools req:: jmeter, selenium, testng, <text:span text:style-name="T6">jira</text:span></text:p>
      <text:p text:style-name="P7"><text:span text:style-name="T6">online repository ::</text:span> github</text:p>
      <text:p text:style-name="P6"/>
      <text:p text:style-name="P6"/>
      <text:p text:style-name="P2">15. Test Deliverables</text:p>
      <text:p text:style-name="P8">tp</text:p>
      <text:p text:style-name="P8">tc</text:p>
      <text:p text:style-name="P8">defect report</text:p>
      <text:p text:style-name="P8">test execution reprt</text:p>
      <text:p text:style-name="P8">user guide</text:p>
      <text:p text:style-name="P8">instalation guide</text:p>
      <text:p text:style-name="P8">release note</text:p>
      <text:p text:style-name="P8"/>
      <text:p text:style-name="P2">16. Approvals</text:p>
      <text:p text:style-name="P8">dev lead</text:p>
      <text:p text:style-name="P8">test lead</text:p>
      <text:p text:style-name="P8">manageer</text:p>
      <text:p text:style-name="P8"><text:soft-page-break/>cust</text:p>
      <text:p text:style-name="P8">SME(subject mater expert)</text:p>
      <text:p text:style-name="P2"/>
      <text:p text:style-name="P2"/>
      <text:p text:style-name="P2">17. Glossary</text:p>
      <text:p text:style-name="P8">SME(subject mater expert)</text:p>
      <text:p text:style-name="P8">SRS s/w req specification</text:p>
      <text:p text:style-name="P8">FS functional specification</text:p>
      <text:p text:style-name="P8">kt knowledge transf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2:08:03.428715908</meta:creation-date>
    <dc:date>2017-09-25T13:18:00.949269517</dc:date>
    <meta:editing-duration>PT13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88" meta:word-count="331" meta:character-count="2022" meta:non-whitespace-character-count="1753"/>
  </office:meta>
</office:document-meta>
</file>